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38cm" fo:min-width="2.33cm"/>
    </style:style>
    <style:style style:name="gr2" style:family="graphic" style:parent-style-name="standard">
      <style:graphic-properties draw:textarea-horizontal-align="justify" draw:textarea-vertical-align="middle" draw:auto-grow-height="false" fo:min-height="2.084cm" fo:min-width="1.834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textarea-horizontal-align="justify" draw:textarea-vertical-align="middle" draw:auto-grow-height="false" fo:min-height="2.296cm" fo:min-width="2.258cm"/>
    </style:style>
    <style:style style:name="gr7" style:family="graphic" style:parent-style-name="standard">
      <style:graphic-properties draw:textarea-horizontal-align="justify" draw:textarea-vertical-align="middle" draw:auto-grow-height="false" fo:min-height="2.296cm" fo:min-width="2.188cm"/>
    </style:style>
    <style:style style:name="gr8" style:family="graphic" style:parent-style-name="standard">
      <style:graphic-properties draw:stroke="none" svg:stroke-color="#000000" draw:fill="none" draw:fill-color="#ffffff" fo:min-height="1.323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2.65cm" fo:min-width="2.47cm"/>
    </style:style>
    <style:style style:name="gr11" style:family="graphic" style:parent-style-name="standard">
      <style:graphic-properties draw:stroke="none" svg:stroke-color="#000000" draw:fill="none" draw:fill-color="#ffffff" fo:min-height="1.45cm"/>
    </style:style>
    <style:style style:name="gr12" style:family="graphic" style:parent-style-name="standard">
      <style:graphic-properties draw:stroke="none" svg:stroke-color="#000000" draw:fill="none" draw:fill-color="#ffffff" fo:min-height="0.934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4cm" svg:height="3.8cm" svg:x="3cm" svg:y="4cm">
          <text:p text:style-name="P1">DESLIGA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3cm" svg:height="3.3cm" svg:x="13cm" svg:y="6.6cm">
          <text:p text:style-name="P1">ATRAS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cm" svg:height="1.3cm" svg:x="4.3cm" svg:y="3.6cm">
          <draw:text-box>
            <text:p/>
          </draw:text-box>
        </draw:frame>
        <draw:connector draw:style-name="gr4" draw:text-style-name="P3" draw:layer="layout" draw:type="curve" svg:x1="6.415cm" svg:y1="4.556cm" svg:x2="3.585cm" svg:y2="4.556cm" draw:start-shape="id1" draw:start-glue-point="11" draw:end-shape="id1" draw:end-glue-point="5" svg:d="M6415 4556c0-1585-2830-1585-2830 0" svg:viewBox="0 0 2831 1190">
          <text:p/>
        </draw:connector>
        <draw:connector draw:style-name="gr4" draw:text-style-name="P3" draw:layer="layout" draw:type="curve" svg:x1="7cm" svg:y1="5.9cm" svg:x2="13cm" svg:y2="8.25cm" draw:start-shape="id1" draw:start-glue-point="10" draw:end-shape="id2" svg:d="M7000 5900c4501 0 1502 2350 6000 2350" svg:viewBox="0 0 6001 2351">
          <text:p/>
        </draw:connector>
        <draw:connector draw:style-name="gr4" draw:text-style-name="P3" draw:layer="layout" draw:type="curve" draw:line-skew="-0.247cm" svg:x1="13.483cm" svg:y1="7.083cm" svg:x2="15.817cm" svg:y2="7.083cm" draw:start-shape="id2" draw:start-glue-point="5" draw:end-shape="id2" draw:end-glue-point="11" svg:d="M13483 7083c0-1846 2334-1846 2334 0" svg:viewBox="0 0 2335 1385">
          <text:p/>
        </draw:connector>
        <draw:frame draw:style-name="gr5" draw:text-style-name="P2" draw:layer="layout" svg:width="5cm" svg:height="0.962cm" svg:x="12.7cm" svg:y="4.6cm">
          <draw:text-box>
            <text:p>Contador != 10</text:p>
          </draw:text-box>
        </draw:frame>
        <draw:custom-shape draw:style-name="gr6" draw:text-style-name="P1" xml:id="id3" draw:id="id3" draw:layer="layout" svg:width="3.9cm" svg:height="3.6cm" svg:x="3.5cm" svg:y="10.5cm">
          <text:p text:style-name="P1">REAÇÃO</text:p>
          <text:p text:style-name="P1">Estimulo = 1</text:p>
          <text:p text:style-name="P1">Pulso =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" draw:id="id4" draw:layer="layout" svg:width="3.8cm" svg:height="3.6cm" svg:x="14.6cm" svg:y="13.4cm">
          <text:p text:style-name="P1">REJEIÇÃO</text:p>
          <text:p text:style-name="P1">Pronto =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draw:line-skew="2.52cm" svg:x1="13.483cm" svg:y1="9.417cm" svg:x2="7.4cm" svg:y2="12.3cm" draw:start-shape="id2" draw:start-glue-point="7" draw:end-shape="id3" draw:end-glue-point="10" svg:d="M13483 9417c-1143 0 1898 2883-6083 2883" svg:viewBox="0 0 6084 2884">
          <text:p/>
        </draw:connector>
        <draw:connector draw:style-name="gr4" draw:text-style-name="P3" draw:layer="layout" draw:type="curve" svg:x1="15.817cm" svg:y1="9.417cm" svg:x2="16.5cm" svg:y2="13.4cm" draw:start-shape="id2" draw:start-glue-point="9" draw:end-shape="id4" draw:end-glue-point="4" svg:d="M15817 9417c0 3351 683 1360 683 3983" svg:viewBox="0 0 684 3984">
          <text:p/>
        </draw:connector>
        <draw:line draw:style-name="gr4" draw:text-style-name="P3" draw:layer="layout" svg:x1="1cm" svg:y1="4cm" svg:x2="3.1cm" svg:y2="5.7cm">
          <text:p/>
        </draw:line>
        <draw:connector draw:style-name="gr4" draw:text-style-name="P3" draw:layer="layout" draw:type="curve" draw:line-skew="-0.114cm" svg:x1="5.45cm" svg:y1="10.5cm" svg:x2="3.5cm" svg:y2="12.3cm" draw:start-shape="id3" draw:start-glue-point="4" draw:end-shape="id3" draw:end-glue-point="6" svg:d="M5450 10500c0-922-1226-768-1901-88s-800 1888-49 1888" svg:viewBox="0 0 2463 2446">
          <text:p/>
        </draw:connector>
        <draw:frame draw:style-name="gr8" draw:text-style-name="P2" draw:layer="layout" svg:width="4.7cm" svg:height="1.573cm" svg:x="2.15cm" svg:y="8.897cm">
          <draw:text-box>
            <text:p>Resposta = 0</text:p>
          </draw:text-box>
        </draw:frame>
        <draw:frame draw:style-name="gr9" draw:text-style-name="P2" draw:layer="layout" svg:width="4.4cm" svg:height="1.673cm" svg:x="3.5cm" svg:y="2.227cm">
          <draw:text-box>
            <text:p>Iniciar = 0</text:p>
            <text:p/>
          </draw:text-box>
        </draw:frame>
        <draw:custom-shape draw:style-name="gr10" draw:text-style-name="P1" xml:id="id5" draw:id="id5" draw:layer="layout" svg:width="4.2cm" svg:height="4.1cm" svg:x="6.2cm" svg:y="16.5cm">
          <text:p text:style-name="P1">FIM</text:p>
          <text:p text:style-name="P1">Pulso = 0</text:p>
          <text:p text:style-name="P1">Pronto =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2.8cm" svg:height="1.7cm" svg:x="7.1cm" svg:y="17.9cm">
          <draw:text-box>
            <text:p/>
          </draw:text-box>
        </draw:frame>
        <draw:connector draw:style-name="gr4" draw:text-style-name="P3" draw:layer="layout" draw:type="curve" svg:x1="5.45cm" svg:y1="14.1cm" svg:x2="8.3cm" svg:y2="16.5cm" draw:start-shape="id3" draw:start-glue-point="8" draw:end-shape="id5" svg:d="M5450 14100c0 1801 2850 602 2850 2400" svg:viewBox="0 0 2851 2401">
          <text:p/>
        </draw:connector>
        <draw:connector draw:style-name="gr4" draw:text-style-name="P3" draw:layer="layout" draw:type="curve" svg:x1="15.156cm" svg:y1="16.473cm" svg:x2="10.4cm" svg:y2="18.55cm" draw:start-shape="id4" draw:start-glue-point="7" draw:end-shape="id5" draw:end-glue-point="10" svg:d="M15156 16473c0 1385-1585 2077-4756 2077" svg:viewBox="0 0 4757 2078">
          <text:p/>
        </draw:connector>
        <draw:frame draw:style-name="gr9" draw:text-style-name="P2" draw:layer="layout" svg:width="3.7cm" svg:height="1.673cm" svg:x="8cm" svg:y="5.127cm">
          <draw:text-box>
            <text:p>Iniciar = 1</text:p>
          </draw:text-box>
        </draw:frame>
        <draw:frame draw:style-name="gr12" draw:text-style-name="P2" draw:layer="layout" svg:width="4.8cm" svg:height="1.184cm" svg:x="15.9cm" svg:y="10.2cm">
          <draw:text-box>
            <text:p>Resposta = 1</text:p>
          </draw:text-box>
        </draw:frame>
        <draw:frame draw:style-name="gr13" draw:text-style-name="P2" draw:layer="layout" svg:width="4.6cm" svg:height="1.1cm" svg:x="8cm" svg:y="10.6cm">
          <draw:text-box>
            <text:p>Contador = 10</text:p>
          </draw:text-box>
        </draw:frame>
        <draw:frame draw:style-name="gr9" draw:text-style-name="P2" draw:layer="layout" svg:width="5.3cm" svg:height="1.673cm" svg:x="6.6cm" svg:y="14.3cm">
          <draw:text-box>
            <text:p>Resposta = 1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6T11:12:57.020607112</meta:creation-date>
    <dc:date>2020-01-28T23:51:20.647452505</dc:date>
    <meta:editing-duration>PT8M27S</meta:editing-duration>
    <meta:editing-cycles>3</meta:editing-cycles>
    <meta:generator>LibreOffice/6.0.7.3$Linux_X86_64 LibreOffice_project/00m0$Build-3</meta:generator>
    <meta:document-statistic meta:object-count="23"/>
  </office:meta>
</office:document-meta>
</file>